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Corner</text:p>
          </table:table-cell>
          <table:table-cell office:value-type="string">
            <text:p>Possesion</text:p>
          </table:table-cell>
          <table:table-cell office:value-type="string">
            <text:p>Shots_target</text:p>
          </table:table-cell>
          <table:table-cell office:value-type="string">
            <text:p>Shots_wide</text:p>
          </table:table-cell>
          <table:table-cell office:value-type="string">
            <text:p>Fouls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66">
            <text:p>0.66</text:p>
          </table:table-cell>
          <table:table-cell office:value-type="float" office:value="0.88">
            <text:p>0.88</text:p>
          </table:table-cell>
          <table:table-cell office:value-type="float" office:value="0.77">
            <text:p>0.77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56">
            <text:p>0.56</text:p>
          </table:table-cell>
          <table:table-cell office:value-type="float" office:value="0.6">
            <text:p>0.6</text:p>
          </table:table-cell>
          <table:table-cell office:value-type="float" office:value="0.375">
            <text:p>0.38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51">
            <text:p>0.51</text:p>
          </table:table-cell>
          <table:table-cell office:value-type="float" office:value="0">
            <text:p>0</text:p>
          </table:table-cell>
          <table:table-cell office:value-type="float" office:value="0.38">
            <text:p>0.38</text:p>
          </table:table-cell>
          <table:table-cell office:value-type="float" office:value="0.39">
            <text:p>0.3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14/06/2018</text:date>, <text:time>21:1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57S</meta:editing-duration>
    <meta:editing-cycles>3</meta:editing-cycles>
    <meta:generator>OpenOffice/4.1.5$Win32 OpenOffice.org_project/415m1$Build-9789</meta:generator>
    <dc:date>2018-06-14T21:10:31.07</dc:date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